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Lato1" svg:font-family="Lato" style:font-pitch="variable"/>
    <style:font-face style:name="Lato" svg:font-family="Lato" style:font-adornments="Bol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style:vertical-align="middle">
        <style:tab-stops/>
      </style:paragraph-properties>
      <style:text-properties fo:font-weight="normal" officeooo:rsid="004acf35" officeooo:paragraph-rsid="004acf35" fo:background-color="transparent" style:font-weight-asian="normal" style:font-weight-complex="normal"/>
    </style:style>
    <style:style style:name="P2" style:family="paragraph" style:parent-style-name="Standard">
      <style:paragraph-properties fo:text-align="justify" style:justify-single-word="false" style:vertical-align="middle">
        <style:tab-stops/>
      </style:paragraph-properties>
      <style:text-properties fo:font-weight="normal" officeooo:rsid="0052a7fb" officeooo:paragraph-rsid="0052a7fb" fo:background-color="transparent" style:font-weight-asian="normal" style:font-weight-complex="normal"/>
    </style:style>
    <style:style style:name="P3" style:family="paragraph" style:parent-style-name="Standard">
      <style:paragraph-properties fo:text-align="justify" style:justify-single-word="false" style:vertical-align="middle">
        <style:tab-stops/>
      </style:paragraph-properties>
      <style:text-properties fo:font-weight="normal" officeooo:rsid="004ba95d" officeooo:paragraph-rsid="004acf35" fo:background-color="transparent" style:font-weight-asian="normal" style:font-weight-complex="normal"/>
    </style:style>
    <style:style style:name="P4" style:family="paragraph" style:parent-style-name="Standard">
      <style:paragraph-properties fo:text-align="justify" style:justify-single-word="false" style:vertical-align="middle">
        <style:tab-stops/>
      </style:paragraph-properties>
      <style:text-properties fo:font-weight="normal" officeooo:rsid="008d7145" officeooo:paragraph-rsid="00837c57" fo:background-color="transparent" style:font-weight-asian="normal" style:font-weight-complex="normal"/>
    </style:style>
    <style:style style:name="P5" style:family="paragraph" style:parent-style-name="Standard">
      <style:paragraph-properties fo:text-align="justify" style:justify-single-word="false" style:vertical-align="middle">
        <style:tab-stops/>
      </style:paragraph-properties>
      <style:text-properties fo:font-weight="normal" officeooo:rsid="00ac32f4" officeooo:paragraph-rsid="00ac32f4" fo:background-color="transparent" style:font-weight-asian="normal" style:font-weight-complex="normal"/>
    </style:style>
    <style:style style:name="P6" style:family="paragraph" style:parent-style-name="Standard">
      <style:paragraph-properties fo:text-align="justify" style:justify-single-word="false" style:vertical-align="middle">
        <style:tab-stops/>
      </style:paragraph-properties>
      <style:text-properties fo:font-weight="normal" officeooo:rsid="00ac32f4" officeooo:paragraph-rsid="00b0fe20" fo:background-color="transparent" style:font-weight-asian="normal" style:font-weight-complex="normal"/>
    </style:style>
    <style:style style:name="P7" style:family="paragraph" style:parent-style-name="Standard">
      <style:paragraph-properties fo:text-align="justify" style:justify-single-word="false" style:vertical-align="middle">
        <style:tab-stops/>
      </style:paragraph-properties>
      <style:text-properties officeooo:paragraph-rsid="008e6685"/>
    </style:style>
    <style:style style:name="P8" style:family="paragraph" style:parent-style-name="Standard">
      <style:paragraph-properties fo:text-align="justify" style:justify-single-word="false" style:vertical-align="middle">
        <style:tab-stops/>
      </style:paragraph-properties>
      <style:text-properties officeooo:paragraph-rsid="00b2d039"/>
    </style:style>
    <style:style style:name="P9" style:family="paragraph" style:parent-style-name="Standard">
      <style:paragraph-properties fo:text-align="justify" style:justify-single-word="false" style:vertical-align="middle">
        <style:tab-stops/>
      </style:paragraph-properties>
      <style:text-properties style:font-name="Times New Roman" fo:font-weight="normal" officeooo:rsid="00b08123" officeooo:paragraph-rsid="00b08123" fo:background-color="transparent" style:font-weight-asian="normal" style:font-weight-complex="normal"/>
    </style:style>
    <style:style style:name="P10" style:family="paragraph" style:parent-style-name="Standard">
      <style:paragraph-properties fo:text-align="justify" style:justify-single-word="false" style:vertical-align="middle">
        <style:tab-stops/>
      </style:paragraph-properties>
      <style:text-properties style:font-name="Times New Roman" fo:font-weight="normal" officeooo:rsid="00b0fe20" officeooo:paragraph-rsid="00b08123" fo:background-color="transparent" style:font-weight-asian="normal" style:font-weight-complex="normal"/>
    </style:style>
    <style:style style:name="P11" style:family="paragraph" style:parent-style-name="Standard">
      <style:paragraph-properties fo:text-align="justify" style:justify-single-word="false" style:vertical-align="middle">
        <style:tab-stops/>
      </style:paragraph-properties>
      <style:text-properties officeooo:rsid="00b2d039" officeooo:paragraph-rsid="00b2d039"/>
    </style:style>
    <style:style style:name="P12" style:family="paragraph" style:parent-style-name="Title">
      <style:text-properties fo:font-size="18pt" style:font-size-asian="18pt" style:font-size-complex="18pt"/>
    </style:style>
    <style:style style:name="P13" style:family="paragraph" style:parent-style-name="Heading_20_1">
      <style:text-properties style:text-underline-style="none"/>
    </style:style>
    <style:style style:name="P14" style:family="paragraph" style:parent-style-name="Standard" style:list-style-name="L1">
      <style:paragraph-properties fo:text-align="justify" style:justify-single-word="false" style:vertical-align="middle">
        <style:tab-stops/>
      </style:paragraph-properties>
      <style:text-properties fo:font-weight="bold" officeooo:rsid="0080e683" officeooo:paragraph-rsid="0080e683" fo:background-color="transparent" style:font-weight-asian="bold" style:font-weight-complex="bold"/>
    </style:style>
    <style:style style:name="P15" style:family="paragraph" style:parent-style-name="Standard" style:list-style-name="L1">
      <style:paragraph-properties fo:text-align="justify" style:justify-single-word="false" style:vertical-align="middle">
        <style:tab-stops/>
      </style:paragraph-properties>
      <style:text-properties fo:font-weight="bold" officeooo:rsid="00951ea7" officeooo:paragraph-rsid="00951ea7" fo:background-color="transparent" style:font-weight-asian="bold" style:font-weight-complex="bold"/>
    </style:style>
    <style:style style:name="P16" style:family="paragraph" style:parent-style-name="Standard" style:list-style-name="L1">
      <style:paragraph-properties fo:text-align="justify" style:justify-single-word="false" style:vertical-align="middle">
        <style:tab-stops/>
      </style:paragraph-properties>
      <style:text-properties fo:font-weight="bold" officeooo:rsid="00ac32f4" officeooo:paragraph-rsid="00ac32f4" fo:background-color="transparent" style:font-weight-asian="bold" style:font-weight-complex="bold"/>
    </style:style>
    <style:style style:name="P17" style:family="paragraph" style:parent-style-name="Standard">
      <style:paragraph-properties fo:text-align="justify" style:justify-single-word="false" style:vertical-align="middle">
        <style:tab-stops/>
      </style:paragraph-properties>
      <style:text-properties fo:font-weight="normal" officeooo:rsid="00b2d039" officeooo:paragraph-rsid="008e6685" fo:background-color="transparent" style:font-weight-asian="normal" style:font-weight-complex="normal"/>
    </style:style>
    <style:style style:name="P18" style:family="paragraph" style:parent-style-name="Standard">
      <style:paragraph-properties fo:text-align="justify" style:justify-single-word="false" style:vertical-align="middle">
        <style:tab-stops/>
      </style:paragraph-properties>
      <style:text-properties fo:font-weight="normal" officeooo:rsid="00b2d039" officeooo:paragraph-rsid="00b2d039" fo:background-color="transparent" style:font-weight-asian="normal" style:font-weight-complex="normal"/>
    </style:style>
    <style:style style:name="P19" style:family="paragraph" style:parent-style-name="Standard">
      <style:paragraph-properties fo:text-align="justify" style:justify-single-word="false" style:vertical-align="middle">
        <style:tab-stops/>
      </style:paragraph-properties>
      <style:text-properties style:font-name="Times New Roman" fo:font-weight="normal" officeooo:rsid="00b0fe20" officeooo:paragraph-rsid="00b7c58c" fo:background-color="transparent" style:font-weight-asian="normal" style:font-weight-complex="normal"/>
    </style:style>
    <style:style style:name="P20" style:family="paragraph" style:parent-style-name="Standard">
      <style:paragraph-properties fo:text-align="justify" style:justify-single-word="false" style:vertical-align="middle">
        <style:tab-stops/>
      </style:paragraph-properties>
      <style:text-properties style:font-name="Times New Roman" fo:font-weight="normal" officeooo:rsid="00b08123" officeooo:paragraph-rsid="00b08123" fo:background-color="transparent" style:font-weight-asian="normal" style:font-weight-complex="normal"/>
    </style:style>
    <style:style style:name="P21" style:family="paragraph" style:parent-style-name="Standard">
      <style:paragraph-properties fo:text-align="justify" style:justify-single-word="false" style:vertical-align="middle">
        <style:tab-stops/>
      </style:paragraph-properties>
      <style:text-properties style:font-name="Times New Roman" fo:font-weight="normal" officeooo:rsid="00b90bdb" officeooo:paragraph-rsid="00b90bdb" fo:background-color="transparent" style:font-weight-asian="normal" style:font-weight-complex="normal"/>
    </style:style>
    <style:style style:name="P22" style:family="paragraph" style:parent-style-name="Text_20_body">
      <style:paragraph-properties fo:text-align="justify" style:justify-single-word="false" style:vertical-align="middle">
        <style:tab-stops/>
      </style:paragraph-properties>
      <style:text-properties style:font-name="Times New Roman" fo:font-weight="normal" officeooo:rsid="00b7c58c" officeooo:paragraph-rsid="00b7c58c" fo:background-color="transparent" style:font-weight-asian="normal" style:font-weight-complex="normal"/>
    </style:style>
    <style:style style:name="P23" style:family="paragraph" style:parent-style-name="Text_20_body" style:list-style-name="L2">
      <style:paragraph-properties fo:text-align="justify" style:justify-single-word="false" style:vertical-align="middle">
        <style:tab-stops/>
      </style:paragraph-properties>
      <style:text-properties style:font-name="Courier New" fo:font-weight="normal" officeooo:rsid="00b0fe20" officeooo:paragraph-rsid="00b7c58c" fo:background-color="transparent" style:font-weight-asian="normal" style:font-weight-complex="normal"/>
    </style:style>
    <style:style style:name="P24" style:family="paragraph">
      <style:paragraph-properties fo:text-align="center"/>
    </style:style>
    <style:style style:name="T1" style:family="text">
      <style:text-properties fo:color="#000000" loext:opacity="100%" style:font-name="Lato1" fo:font-size="14pt" fo:font-weight="bold" officeooo:rsid="00a9b516" style:font-size-asian="14pt" style:font-weight-asian="bold" style:font-size-complex="14pt" style:font-weight-complex="bold"/>
    </style:style>
    <style:style style:name="T2" style:family="text">
      <style:text-properties fo:color="#000000" loext:opacity="100%" style:font-name="Lato1" fo:font-size="14pt" fo:font-weight="bold" officeooo:rsid="001e7061" style:font-size-asian="14pt" style:font-weight-asian="bold" style:font-size-complex="14pt" style:font-weight-complex="bold"/>
    </style:style>
    <style:style style:name="T3" style:family="text">
      <style:text-properties fo:color="#000000" loext:opacity="100%" style:font-name="Lato1" fo:font-size="14pt" fo:font-weight="bold" officeooo:rsid="00564b42" style:font-size-asian="14pt" style:font-weight-asian="bold" style:font-size-complex="14pt" style:font-weight-complex="bold"/>
    </style:style>
    <style:style style:name="T4" style:family="text">
      <style:text-properties fo:color="#000000" loext:opacity="100%" style:font-name="Lato1" fo:font-size="14pt" fo:font-weight="bold" officeooo:rsid="0062be6b" style:font-size-asian="14pt" style:font-weight-asian="bold" style:font-size-complex="14pt" style:font-weight-complex="bold"/>
    </style:style>
    <style:style style:name="T5" style:family="text">
      <style:text-properties fo:color="#000000" loext:opacity="100%" style:font-name="Lato1" fo:font-size="14pt" fo:font-weight="bold" officeooo:rsid="00b7c58c" style:font-size-asian="14pt" style:font-weight-asian="bold" style:font-size-complex="14pt" style:font-weight-complex="bold"/>
    </style:style>
    <style:style style:name="T6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7" style:family="text">
      <style:text-properties fo:font-weight="normal" fo:background-color="transparent" loext:char-shading-value="0" style:font-weight-asian="normal" style:font-weight-complex="normal"/>
    </style:style>
    <style:style style:name="T8" style:family="text">
      <style:text-properties fo:font-weight="normal" officeooo:rsid="009aea18" fo:background-color="transparent" loext:char-shading-value="0" style:font-weight-asian="normal" style:font-weight-complex="normal"/>
    </style:style>
    <style:style style:name="T9" style:family="text">
      <style:text-properties fo:font-weight="normal" officeooo:rsid="00b2d039" fo:background-color="transparent" loext:char-shading-value="0" style:font-weight-asian="normal" style:font-weight-complex="normal"/>
    </style:style>
    <style:style style:name="T10" style:family="text">
      <style:text-properties fo:font-weight="normal" officeooo:rsid="00b43049" fo:background-color="transparent" loext:char-shading-value="0" style:font-weight-asian="normal" style:font-weight-complex="normal"/>
    </style:style>
    <style:style style:name="T11" style:family="text">
      <style:text-properties fo:font-weight="normal" officeooo:rsid="00b7c58c" fo:background-color="transparent" loext:char-shading-value="0" style:font-weight-asian="normal" style:font-weight-complex="normal"/>
    </style:style>
    <style:style style:name="T12" style:family="text">
      <style:text-properties fo:font-weight="normal" officeooo:rsid="00b90bdb" fo:background-color="transparent" loext:char-shading-value="0" style:font-weight-asian="normal" style:font-weight-complex="normal"/>
    </style:style>
    <style:style style:name="T13" style:family="text">
      <style:text-properties fo:font-weight="normal" officeooo:rsid="00b9eeac" fo:background-color="transparent" loext:char-shading-value="0" style:font-weight-asian="normal" style:font-weight-complex="normal"/>
    </style:style>
    <style:style style:name="T14" style:family="text">
      <style:text-properties fo:font-weight="normal" officeooo:rsid="00bad8ec" fo:background-color="transparent" loext:char-shading-value="0" style:font-weight-asian="normal" style:font-weight-complex="normal"/>
    </style:style>
    <style:style style:name="T15" style:family="text">
      <style:text-properties officeooo:rsid="00564b42"/>
    </style:style>
    <style:style style:name="T16" style:family="text">
      <style:text-properties officeooo:rsid="007c4497"/>
    </style:style>
    <style:style style:name="T17" style:family="text">
      <style:text-properties officeooo:rsid="007eff14"/>
    </style:style>
    <style:style style:name="T18" style:family="text">
      <style:text-properties style:font-name="Lato1" fo:font-weight="bold" officeooo:rsid="0080e683" style:font-name-asian="Droid Sans" style:font-weight-asian="bold" style:font-name-complex="Lohit Hindi" style:font-weight-complex="bold"/>
    </style:style>
    <style:style style:name="T19" style:family="text">
      <style:text-properties style:font-name="Lato1" fo:font-weight="bold" officeooo:rsid="00b508b9" style:font-name-asian="Droid Sans" style:font-weight-asian="bold" style:font-name-complex="Lohit Hindi" style:font-weight-complex="bold"/>
    </style:style>
    <style:style style:name="T20" style:family="text">
      <style:text-properties style:font-name="Lato1" fo:font-weight="bold" officeooo:rsid="00b54f70" style:font-name-asian="Droid Sans" style:font-weight-asian="bold" style:font-name-complex="Lohit Hindi" style:font-weight-complex="bold"/>
    </style:style>
    <style:style style:name="T21" style:family="text">
      <style:text-properties officeooo:rsid="0080e683"/>
    </style:style>
    <style:style style:name="T22" style:family="text">
      <style:text-properties officeooo:rsid="008869e9"/>
    </style:style>
    <style:style style:name="T23" style:family="text">
      <style:text-properties officeooo:rsid="008bc1bb"/>
    </style:style>
    <style:style style:name="T24" style:family="text">
      <style:text-properties officeooo:rsid="00ac32f4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adf154"/>
    </style:style>
    <style:style style:name="T27" style:family="text">
      <style:text-properties officeooo:rsid="00af03b1"/>
    </style:style>
    <style:style style:name="T28" style:family="text">
      <style:text-properties officeooo:rsid="00b0fe20"/>
    </style:style>
    <style:style style:name="T29" style:family="text">
      <style:text-properties officeooo:rsid="00b2fd3d"/>
    </style:style>
    <style:style style:name="T30" style:family="text">
      <style:text-properties officeooo:rsid="00b36380"/>
    </style:style>
    <style:style style:name="T31" style:family="text">
      <style:text-properties officeooo:rsid="00b7c58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style:font-name="Courier New"/>
    </style:style>
    <style:style style:name="T34" style:family="text">
      <style:text-properties style:font-name="Courier New" fo:font-weight="normal" fo:background-color="transparent" loext:char-shading-value="0" style:font-weight-asian="normal" style:font-weight-complex="normal"/>
    </style:style>
    <style:style style:name="T35" style:family="text">
      <style:text-properties style:font-name="Courier New" officeooo:rsid="00b7c58c"/>
    </style:style>
    <style:style style:name="T36" style:family="text">
      <style:text-properties style:font-name="Courier New" officeooo:rsid="00b0fe20"/>
    </style:style>
    <style:style style:name="T37" style:family="text">
      <style:text-properties style:font-name="Courier New" officeooo:rsid="00b2fd3d"/>
    </style:style>
    <style:style style:name="T38" style:family="text">
      <style:text-properties officeooo:rsid="00b9eeac"/>
    </style:style>
    <style:style style:name="T39" style:family="text">
      <style:text-properties officeooo:rsid="00bc744d"/>
    </style:style>
    <style:style style:name="T40" style:family="text">
      <style:text-properties officeooo:rsid="00be0e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12"><text:span text:style-name="T18">A</text:span><text:span text:style-name="T17">ssignment </text:span><text:span text:style-name="T31">3</text:span><text:span text:style-name="T23">: </text:span><text:span text:style-name="T19">Simple data analysis/</text:span><text:span text:style-name="T20">plotting</text:span><text:span text:style-name="T19"> using Python</text:span></text:p>
      <text:list xml:id="list1766237798" text:style-name="L1">
        <text:list-item>
          <text:p text:style-name="P14">All questions are of equal value. </text:p>
        </text:list-item>
        <text:list-item>
          <text:p text:style-name="P15"><text:span text:style-name="T24">This is about python and Jupyter Lab</text:span>.</text:p>
        </text:list-item>
        <text:list-item>
          <text:p text:style-name="P16">Return your answer as a Jupyter notebook (.ipynb). It should contain both the code, its comments and your explanations. </text:p>
        </text:list-item>
      </text:list>
      <text:p text:style-name="P1"/>
      <text:p text:style-name="P2"><text:span text:style-name="T15">Due: <text:tab/><text:tab/></text:span><text:span text:style-name="T26">Monday</text:span><text:span text:style-name="T21"> </text:span><text:span text:style-name="T27">Feb </text:span><text:span text:style-name="T24">1</text:span><text:span text:style-name="T26">5</text:span><text:span text:style-name="T21">, </text:span><text:span text:style-name="T15">202</text:span><text:span text:style-name="T31">2</text:span><text:span text:style-name="T16"> </text:span><text:span text:style-name="T22">at midnight.</text:span></text:p>
      <text:p text:style-name="P2"/>
      <text:p text:style-name="P2"><draw:line text:anchor-type="paragraph" draw:z-index="0" draw:name="Shape1" draw:style-name="gr1" draw:text-style-name="P24" svg:x1="0.088cm" svg:y1="0.365cm" svg:x2="17.453cm" svg:y2="0.39cm"><text:p/></draw:line></text:p>
      <text:p text:style-name="P3"/>
      <text:p text:style-name="P6"><text:span text:style-name="T25">How to return the assignment: </text:span>Deposit <text:span text:style-name="T29">one single </text:span>.<text:span text:style-name="T33">ipynb</text:span> file in <text:span text:style-name="T31">GitHub</text:span> – <text:span text:style-name="T29">all of the questions can be answered using </text:span><text:span text:style-name="T31">one</text:span><text:span text:style-name="T29"> file.</text:span> It should be named the following way: y<text:span text:style-name="T33">our_last_name_A</text:span><text:span text:style-name="T35">3</text:span><text:span text:style-name="T33">.ipynb</text:span>. For example: <text:span text:style-name="T33">Dion_A</text:span><text:span text:style-name="T35">3</text:span><text:span text:style-name="T33">.ipynb</text:span>. <text:s/><text:span text:style-name="T28">In addition to the </text:span><text:span text:style-name="T36">.ipynb</text:span><text:span text:style-name="T28"> file, provide </text:span><text:span text:style-name="T29">also </text:span><text:span text:style-name="T28">the plots separately </text:span><text:span text:style-name="T29">for the tasks below </text:span><text:span text:style-name="T31">in both </text:span><text:span text:style-name="T37">png</text:span><text:span text:style-name="T29"> </text:span><text:span text:style-name="T31">and</text:span><text:span text:style-name="T29"> </text:span><text:span text:style-name="T37">svg</text:span><text:span text:style-name="T29"> format</text:span><text:span text:style-name="T31">s</text:span><text:span text:style-name="T28">. They must be of high quality as discussed during the lectures. </text:span><text:span text:style-name="T31">You can use the example code from the lectures and tune it to your liking. For example, for more colour schemes check ColorBrewer.</text:span></text:p>
      <text:p text:style-name="P5"/>
      <text:p text:style-name="P5"><text:span text:style-name="T25">When you work on the assignment:</text:span> The data files <text:span text:style-name="T31">(see below) </text:span>that you need to download should be in the same directory as your .<text:span text:style-name="T33">ipynb</text:span> file. When I mark the assignment, I <text:span text:style-name="T29">must be able to</text:span> execute the codes. <text:span text:style-name="T39">The quality of plots matters and it is a major part of the marking criteria.</text:span></text:p>
      <text:p text:style-name="P4"/>
      <text:p text:style-name="P9"><text:span text:style-name="T25">Use Jupyter Lab for all of the tasks.</text:span> You can use the codes and templates <text:span text:style-name="T40">provided </text:span>in the notes or any other packages <text:span text:style-name="T29">you want</text:span>. </text:p>
      <text:p text:style-name="P10"/>
      <text:p text:style-name="P19"><text:span text:style-name="T25">Data for the assignment: </text:span>Download <text:span text:style-name="T31">the files</text:span></text:p>
      <text:p text:style-name="P19"/>
      <text:list xml:id="list2463921091" text:style-name="L2">
        <text:list-item>
          <text:p text:style-name="P23">energy-check-argon-nve-rlist09.xvg</text:p>
        </text:list-item>
        <text:list-item>
          <text:p text:style-name="P23">energy-check-argon-nve-rlist10.xvg</text:p>
        </text:list-item>
      </text:list>
      <text:p text:style-name="P22">from...</text:p>
      <text:p text:style-name="P19"/>
      <text:p text:style-name="P19">Do not rename the <text:span text:style-name="T38">files </text:span>(if you do, I won’t be able to run your python notebook). The two files have data from simulations of argon. The first column is time in picoseconds and the second column is energy in kJ/mol <text:span text:style-name="T30">(the same in both cases).</text:span></text:p>
      <text:p text:style-name="P9"/>
      <text:p text:style-name="P21"><text:span text:style-name="T25">Tasks:</text:span> </text:p>
      <text:p text:style-name="P21"/>
      <text:p text:style-name="P7"><text:span text:style-name="T8">1. </text:span><text:span text:style-name="T9">Write a python script to read and plot the data from the two files in one single plot at the level of publication quality </text:span><text:span text:style-name="T11">(see the note regarding plots above</text:span><text:span text:style-name="T14">)</text:span><text:span text:style-name="T9">. </text:span><text:span text:style-name="T11">The script should contain the following features: extract automatically the maximum and the minimum values of the data </text:span><text:span text:style-name="T13">two data sets, </text:span><text:span text:style-name="T11">and plot them as horizontal dashed lines </text:span><text:span text:style-name="T13">and indicate from which data sets they are</text:span><text:span text:style-name="T11">. Extract automatically </text:span><text:soft-page-break/><text:span text:style-name="T11">the average value of energy </text:span><text:span text:style-name="T13">for each of them </text:span><text:span text:style-name="T11">and plot it as dotted horizontal line </text:span><text:span text:style-name="T13">(again, remember to be identify from which data set the dotted lines are from)</text:span><text:span text:style-name="T11">.</text:span></text:p>
      <text:p text:style-name="P17"/>
      <text:p text:style-name="P11"><text:span text:style-name="T7">2. Find python package </text:span><text:span text:style-name="T13">(there are several possibilities)</text:span><text:span text:style-name="T7">, or write your own code, to fit for the two data </text:span><text:span text:style-name="T10">sets </text:span><text:span text:style-name="T7">(linear regression is totally suitable). Justify your choice of method. Plot as above in a single plot.</text:span></text:p>
      <text:p text:style-name="P18"/>
      <text:p text:style-name="P18">3. Use <text:span text:style-name="T33">pandas</text:span>, <text:span text:style-name="T33">numpy</text:span> or such to find the <text:span text:style-name="T32">statistical descriptors</text:span> of the data.</text:p>
      <text:p text:style-name="P18"/>
      <text:p text:style-name="P8"><text:span text:style-name="T9">4. Plot the distribution </text:span><text:span text:style-name="T10">(</text:span><text:span text:style-name="T9">histogram</text:span><text:span text:style-name="T10">)</text:span><text:span text:style-name="T9"> of the fluctuations </text:span><text:span text:style-name="T10">f</text:span><text:span text:style-name="T9">or the case of </text:span><text:span text:style-name="T34">energy-check-argon-nve-rlist10.xvg</text:span><text:span text:style-name="T7">. </text:span><text:span text:style-name="T9">Can the data be fitted to a simple distribution (if so, give the usual data descriptors </text:span><text:span text:style-name="T12">for the distribution</text:span><text:span text:style-name="T9">)?</text:span></text:p>
      <text:p text:style-name="P18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Lato1" svg:font-family="Lato" style:font-pitch="variable"/>
    <style:font-face style:name="Lato" svg:font-family="Lato" style:font-adornments="Bol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CA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CA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Lato" fo:font-family="Lato" style:font-style-name="Bold" style:font-pitch="variable"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justify" style:justify-single-word="false"/>
      <style:text-properties style:font-name="Lato1" fo:font-family="Lato" style:font-pitch="variable" fo:font-size="20pt" fo:font-weight="bold" style:font-size-asian="20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Lato" fo:font-family="Lato" style:font-style-name="Bold" style:font-pitch="variable" fo:font-size="101%" fo:font-weight="bold" style:font-size-asian="101%" style:font-weight-asian="bold" style:font-size-complex="101%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ato" fo:font-family="Lato" style:font-style-name="Bold" style:font-pitch="variable"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text-properties style:text-underline-style="none"/>
    </style:style>
    <style:style style:name="MT1" style:family="text">
      <style:text-properties fo:color="#000000" loext:opacity="100%" style:font-name="Lato1" fo:font-size="14pt" fo:font-weight="bold" officeooo:rsid="00a9b516" style:font-size-asian="14pt" style:font-weight-asian="bold" style:font-size-complex="14pt" style:font-weight-complex="bold"/>
    </style:style>
    <style:style style:name="MT2" style:family="text">
      <style:text-properties fo:color="#000000" loext:opacity="100%" style:font-name="Lato1" fo:font-size="14pt" fo:font-weight="bold" officeooo:rsid="001e7061" style:font-size-asian="14pt" style:font-weight-asian="bold" style:font-size-complex="14pt" style:font-weight-complex="bold"/>
    </style:style>
    <style:style style:name="MT3" style:family="text">
      <style:text-properties fo:color="#000000" loext:opacity="100%" style:font-name="Lato1" fo:font-size="14pt" fo:font-weight="bold" officeooo:rsid="00564b42" style:font-size-asian="14pt" style:font-weight-asian="bold" style:font-size-complex="14pt" style:font-weight-complex="bold"/>
    </style:style>
    <style:style style:name="MT4" style:family="text">
      <style:text-properties fo:color="#000000" loext:opacity="100%" style:font-name="Lato1" fo:font-size="14pt" fo:font-weight="bold" officeooo:rsid="0062be6b" style:font-size-asian="14pt" style:font-weight-asian="bold" style:font-size-complex="14pt" style:font-weight-complex="bold"/>
    </style:style>
    <style:style style:name="MT5" style:family="text">
      <style:text-properties fo:color="#000000" loext:opacity="100%" style:font-name="Lato1" fo:font-size="14pt" fo:font-weight="bold" officeooo:rsid="00b7c58c" style:font-size-asian="14pt" style:font-weight-asian="bold" style:font-size-complex="14pt" style:font-weight-complex="bold"/>
    </style:style>
    <style:style style:name="MT6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cm" fo:background-color="transparent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MP1" text:outline-level="1"><text:span text:style-name="MT1">SciComp9502B</text:span><text:span text:style-name="MT2"> </text:span><text:span text:style-name="MT3">winter 20</text:span><text:span text:style-name="MT4">2</text:span><text:span text:style-name="MT5">2</text:span><text:span text:style-name="MT6"> <text:s text:c="7"/></text:span></text:h>
      </style:header>
      <style:footer>
        <text:p text:style-name="Footer"><text:tab/><text:tab/>Page: <text:page-number text:select-page="current">2</text:page-number>/<text:page-count>2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ko </meta:initial-creator>
    <meta:creation-date>2012-09-08T13:00:51</meta:creation-date>
    <meta:generator>LibreOffice/7.0.4.2$Linux_X86_64 LibreOffice_project/dcf040e67528d9187c66b2379df5ea4407429775</meta:generator>
    <dc:date>2022-01-20T20:48:55.205830494</dc:date>
    <meta:editing-duration>P2DT11H48S</meta:editing-duration>
    <meta:editing-cycles>170</meta:editing-cycles>
    <meta:document-statistic meta:table-count="0" meta:image-count="0" meta:object-count="0" meta:page-count="2" meta:paragraph-count="20" meta:word-count="462" meta:character-count="2709" meta:non-whitespace-character-count="2254"/>
  </office:meta>
</office:document-meta>
</file>